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3.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5cm" fo:min-width="3.40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cm" fo:min-width="2.8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5cm" fo:min-width="3.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cm" fo:min-width="3.78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1.35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5cm" fo:min-width="5.482cm"/>
    </style:style>
    <style:style style:name="gr15" style:family="graphic" style:parent-style-name="standard">
      <style:graphic-properties draw:stroke="none" svg:stroke-color="#000000" draw:fill="none" draw:fill-color="#ffffff" fo:min-height="1.1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21cm" fo:min-width="3.40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cm" fo:min-width="2.8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cm" fo:min-width="2.8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7cm" fo:min-width="4.096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7cm" fo:min-width="4.286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cm" fo:min-width="1.7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cm" svg:height="0.962cm" svg:x="1cm" svg:y="1.138cm">
          <draw:text-box>
            <text:p text:style-name="P1"><text:span text:style-name="T1">Ex 4</text:span></text:p>
          </draw:text-box>
        </draw:frame>
        <draw:custom-shape draw:style-name="gr2" draw:text-style-name="P4" draw:layer="layout" svg:width="4.3cm" svg:height="2cm" svg:x="3.5cm" svg:y="1.3cm">
          <text:p text:style-name="P3">Débu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cm" svg:height="2.7cm" svg:x="2.6cm" svg:y="4cm">
          <text:p text:style-name="P3">LIRE</text:p>
          <text:p text:style-name="P3">temperatur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6.7cm" svg:height="4.1cm" svg:x="2cm" svg:y="7.1cm">
          <text:p text:style-name="P3">Temperature &lt;= 3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4.3cm" svg:height="1.9cm" svg:x="2.5cm" svg:y="19.7cm">
          <text:p text:style-name="P3">Fi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cm" svg:height="2.7cm" svg:x="1.5cm" svg:y="11.7cm">
          <text:p text:style-name="P3">AFFICHER</text:p>
          <text:p text:style-name="P3">Danger de ge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6.7cm" svg:height="4.1cm" svg:x="1.6cm" svg:y="14.7cm">
          <text:p text:style-name="P3">Temperature &gt; 60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draw:layer="layout" svg:x1="3.4cm" svg:y1="10.1cm" svg:x2="3.4cm" svg:y2="11.8cm">
          <text:p/>
        </draw:line>
        <draw:line draw:style-name="gr7" draw:text-style-name="P5" draw:layer="layout" svg:x1="8.7cm" svg:y1="9.2cm" svg:x2="8cm" svg:y2="16.4cm">
          <text:p/>
        </draw:line>
        <draw:line draw:style-name="gr7" draw:text-style-name="P5" draw:layer="layout" svg:x1="9.1cm" svg:y1="2.2cm" svg:x2="8cm" svg:y2="2.2cm">
          <text:p/>
        </draw:line>
        <draw:line draw:style-name="gr8" draw:text-style-name="P5" draw:layer="layout" svg:x1="8.3cm" svg:y1="16.7cm" svg:x2="9.6cm" svg:y2="16.7cm">
          <text:p/>
        </draw:line>
        <draw:line draw:style-name="gr8" draw:text-style-name="P5" draw:layer="layout" svg:x1="9.1cm" svg:y1="2.2cm" svg:x2="9.6cm" svg:y2="16.7cm">
          <text:p/>
        </draw:line>
        <draw:line draw:style-name="gr7" draw:text-style-name="P5" draw:layer="layout" svg:x1="6.2cm" svg:y1="18cm" svg:x2="6.2cm" svg:y2="19.6cm">
          <text:p/>
        </draw:line>
        <draw:frame draw:style-name="gr9" draw:text-style-name="P6" draw:layer="layout" svg:width="2.1cm" svg:height="1.2cm" svg:x="1cm" svg:y="10.5cm">
          <draw:text-box>
            <text:p>OUI</text:p>
          </draw:text-box>
        </draw:frame>
        <draw:frame draw:style-name="gr10" draw:text-style-name="P6" draw:layer="layout" svg:width="2.5cm" svg:height="1.673cm" svg:x="6.7cm" svg:y="10.527cm">
          <draw:text-box>
            <text:p>NON</text:p>
          </draw:text-box>
        </draw:frame>
        <draw:frame draw:style-name="gr11" draw:text-style-name="P6" draw:layer="layout" svg:width="2.8cm" svg:height="1.3cm" svg:x="6.8cm" svg:y="18.1cm">
          <draw:text-box>
            <text:p>OUI</text:p>
          </draw:text-box>
        </draw:frame>
        <draw:frame draw:style-name="gr12" draw:text-style-name="P6" draw:layer="layout" svg:width="2.9cm" svg:height="1.6cm" svg:x="8cm" svg:y="1.3cm">
          <draw:text-box>
            <text:p>NON</text:p>
          </draw:text-box>
        </draw:frame>
        <draw:line draw:style-name="gr8" draw:text-style-name="P5" draw:layer="layout" svg:x1="9.9cm" svg:y1="1cm" svg:x2="10.1cm" svg:y2="28.7cm">
          <text:p/>
        </draw:line>
        <draw:frame draw:style-name="gr13" draw:text-style-name="P2" draw:layer="layout" svg:width="2.4cm" svg:height="1.1cm" svg:x="10.9cm" svg:y="1cm">
          <draw:text-box>
            <text:p text:style-name="P1"><text:span text:style-name="T1">Ex 5</text:span></text:p>
          </draw:text-box>
        </draw:frame>
        <draw:custom-shape draw:style-name="gr2" draw:text-style-name="P4" draw:layer="layout" svg:width="4.3cm" svg:height="2cm" svg:x="13.2cm" svg:y="1.5cm">
          <text:p text:style-name="P3">Début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9.5cm" svg:height="2.7cm" svg:x="10.5cm" svg:y="4.5cm">
          <text:p text:style-name="P3">Pour i allant de</text:p>
          <text:p text:style-name="P3">1 à 11</text:p>
          <text:p text:style-name="P3">AFFICHER n + 1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6.8cm" svg:y1="3.3cm" svg:x2="6.8cm" svg:y2="4.1cm">
          <text:p/>
        </draw:line>
        <draw:line draw:style-name="gr7" draw:text-style-name="P5" draw:layer="layout" svg:x1="6cm" svg:y1="6.8cm" svg:x2="6cm" svg:y2="7.6cm">
          <text:p/>
        </draw:line>
        <draw:line draw:style-name="gr7" draw:text-style-name="P5" draw:layer="layout" svg:x1="15.4cm" svg:y1="3.5cm" svg:x2="15.4cm" svg:y2="4.5cm">
          <text:p/>
        </draw:line>
        <draw:custom-shape draw:style-name="gr5" draw:text-style-name="P4" draw:layer="layout" svg:width="4.3cm" svg:height="1.9cm" svg:x="12.9cm" svg:y="7.8cm">
          <text:p text:style-name="P3">Fin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.5cm" svg:y1="7.2cm" svg:x2="16.5cm" svg:y2="8cm">
          <text:p/>
        </draw:line>
        <draw:line draw:style-name="gr8" draw:text-style-name="P5" draw:layer="layout" svg:x1="10cm" svg:y1="10.5cm" svg:x2="20cm" svg:y2="10.4cm">
          <text:p/>
        </draw:line>
        <draw:frame draw:style-name="gr15" draw:text-style-name="P2" draw:layer="layout" svg:width="2.7cm" svg:height="1.4cm" svg:x="9.9cm" svg:y="10.6cm">
          <draw:text-box>
            <text:p text:style-name="P1"><text:span text:style-name="T1">Ex 6</text:span></text:p>
          </draw:text-box>
        </draw:frame>
        <draw:custom-shape draw:style-name="gr2" draw:text-style-name="P4" draw:layer="layout" svg:width="4.3cm" svg:height="2cm" svg:x="13.5cm" svg:y="10.7cm">
          <text:p text:style-name="P3">Début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6.2cm" svg:height="1.7cm" svg:x="12.1cm" svg:y="12.9cm">
          <text:p text:style-name="P3">LIRE ent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6.7cm" svg:height="2.7cm" svg:x="10.6cm" svg:y="14.8cm">
          <text:p text:style-name="P3">Entier &lt; minimum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4" draw:layer="layout" svg:width="6.7cm" svg:height="2.9cm" svg:x="10.8cm" svg:y="19.8cm">
          <text:p text:style-name="P3">Entier &gt; maximum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4.3cm" svg:height="1.9cm" svg:x="15.7cm" svg:y="26.8cm">
          <text:p text:style-name="P3">Fin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7.3cm" svg:height="1.3cm" svg:x="12.6cm" svg:y="17.5cm">
          <text:p text:style-name="P3">Minimum = ent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4" draw:layer="layout" svg:width="7.6cm" svg:height="1.3cm" svg:x="12.5cm" svg:y="23.4cm">
          <text:p text:style-name="P3">Maximum = ent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17.2cm" svg:y1="12.4cm" svg:x2="17.2cm" svg:y2="13.1cm">
          <text:p/>
        </draw:line>
        <draw:line draw:style-name="gr7" draw:text-style-name="P5" draw:layer="layout" svg:x1="13cm" svg:y1="14.5cm" svg:x2="13cm" svg:y2="15.7cm">
          <text:p/>
        </draw:line>
        <draw:line draw:style-name="gr7" draw:text-style-name="P5" draw:layer="layout" svg:x1="16.4cm" svg:y1="16.4cm" svg:x2="19.1cm" svg:y2="17.5cm">
          <text:p/>
        </draw:line>
        <draw:line draw:style-name="gr7" draw:text-style-name="P5" draw:layer="layout" svg:x1="11.1cm" svg:y1="16.3cm" svg:x2="11.9cm" svg:y2="20.8cm">
          <text:p/>
        </draw:line>
        <draw:line draw:style-name="gr7" draw:text-style-name="P5" draw:layer="layout" svg:x1="16.7cm" svg:y1="21.7cm" svg:x2="16.7cm" svg:y2="23.5cm">
          <text:p/>
        </draw:line>
        <draw:line draw:style-name="gr7" draw:text-style-name="P5" draw:layer="layout" svg:x1="11cm" svg:y1="21.4cm" svg:x2="11.8cm" svg:y2="26.1cm">
          <text:p/>
        </draw:line>
        <draw:frame draw:style-name="gr13" draw:text-style-name="P6" draw:layer="layout" svg:width="2.5cm" svg:height="1.1cm" svg:x="17.8cm" svg:y="15.3cm">
          <draw:text-box>
            <text:p>Oui</text:p>
          </draw:text-box>
        </draw:frame>
        <draw:frame draw:style-name="gr13" draw:text-style-name="P6" draw:layer="layout" svg:width="3cm" svg:height="1.1cm" svg:x="12.2cm" svg:y="18.9cm">
          <draw:text-box>
            <text:p>Non</text:p>
          </draw:text-box>
        </draw:frame>
        <draw:frame draw:style-name="gr9" draw:text-style-name="P6" draw:layer="layout" svg:width="3.7cm" svg:height="1.2cm" svg:x="17.3cm" svg:y="22.1cm">
          <draw:text-box>
            <text:p>Oui</text:p>
          </draw:text-box>
        </draw:frame>
        <draw:frame draw:style-name="gr11" draw:text-style-name="P6" draw:layer="layout" svg:width="2.7cm" svg:height="1.3cm" svg:x="11.3cm" svg:y="22.6cm">
          <draw:text-box>
            <text:p>Non</text:p>
          </draw:text-box>
        </draw:frame>
        <draw:custom-shape draw:style-name="gr21" draw:text-style-name="P4" draw:layer="layout" svg:width="4.4cm" svg:height="2.9cm" svg:x="10.6cm" svg:y="25.5cm">
          <text:p text:style-name="P3">Entier &gt;= 0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draw:layer="layout" svg:x1="13cm" svg:y1="28.3cm" svg:x2="15.7cm" svg:y2="28.4cm">
          <text:p/>
        </draw:line>
        <draw:line draw:style-name="gr7" draw:text-style-name="P5" draw:layer="layout" svg:x1="10.3cm" svg:y1="14.2cm" svg:x2="13.4cm" svg:y2="11.8cm">
          <text:p/>
        </draw:line>
        <draw:line draw:style-name="gr8" draw:text-style-name="P5" draw:layer="layout" svg:x1="10.3cm" svg:y1="14.2cm" svg:x2="10.7cm" svg:y2="26.8cm">
          <text:p/>
        </draw:line>
        <draw:frame draw:style-name="gr11" draw:text-style-name="P6" draw:layer="layout" svg:width="2.1cm" svg:height="1.3cm" svg:x="14.3cm" svg:y="27.4cm">
          <draw:text-box>
            <text:p>Oui</text:p>
          </draw:text-box>
        </draw:frame>
        <draw:frame draw:style-name="gr11" draw:text-style-name="P6" draw:layer="layout" svg:width="2.2cm" svg:height="1.3cm" svg:x="10.5cm" svg:y="12cm">
          <draw:text-box>
            <text:p>N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20:48:41.690500454</meta:creation-date>
    <meta:generator>LibreOffice/5.1.6.2$Linux_X86_64 LibreOffice_project/10m0$Build-2</meta:generator>
    <dc:date>2017-11-02T00:01:02.545707489</dc:date>
    <meta:editing-duration>PT20M36S</meta:editing-duration>
    <meta:editing-cycles>19</meta:editing-cycles>
    <meta:document-statistic meta:object-count="51"/>
  </office:meta>
</office:document-meta>
</file>